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90A1F18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1cm" svg:x="0.069cm" svg:y="2.67cm">
          <draw:image xlink:href="Pictures/10000000000005560000030090A1F1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M7S</meta:editing-duration>
    <meta:editing-cycles>3</meta:editing-cycles>
    <meta:generator>OpenOffice/4.1.14$Win32 OpenOffice.org_project/4114m1$Build-9811</meta:generator>
    <dc:date>2023-06-03T12:05:49.90</dc:date>
    <dc:creator>Tejas Bhatt</dc:creator>
    <meta:document-statistic meta:object-count="24"/>
  </office:meta>
</office:document-meta>
</file>